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pressionRuleContext.ExpressionRuleContext( final FilterModel filterModel , final JTextField textField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60">
            <text:p text:style-name="Table_20_Contents">60</text:p>
          </table:table-cell>
        </table:table-row>
        <table:table-row>
          <table:table-cell office:value-type="string">
            <text:p text:style-name="Table_20_Contents">PopupListener.mouseReleased( Mouse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RuleContext.getContextKe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xpressionRuleContext.keyPressed( KeyEvent 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xpressionRuleContext.getField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ExpressionRuleContext.isFieldContextVal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xpressionRuleContext.displayContex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ExpressionRuleContext.mouseClicked( MouseEvent 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opupListener.Popup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opupListener.mousePressed( MouseEvent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pressionRuleContext.getSubFiel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opupListener.checkPopup( MouseEvent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xpressionRuleContext.updateField( Stri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xpressionRuleContext.isOperatorContextValid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